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color="#000000" fo:language="en" fo:country="GB" style:text-underline-style="solid" style:text-underline-width="auto" style:text-underline-color="font-color" style:language-asian="zxx" style:country-asian="none" style:language-complex="zxx" style:country-complex="none"/>
    </style:style>
    <style:style style:name="P2" style:family="paragraph" style:parent-style-name="Standard" style:list-style-name="L1">
      <style:text-properties fo:color="#000000"/>
    </style:style>
    <style:style style:name="P3" style:family="paragraph" style:parent-style-name="Heading_20_3">
      <style:text-properties fo:color="#000000"/>
    </style:style>
    <style:style style:name="P4" style:family="paragraph" style:parent-style-name="Text_20_body">
      <style:text-properties fo:color="#000000" fo:language="en" fo:country="GB" style:text-underline-style="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fo:language="en" fo:country="GB" style:text-underline-style="none" style:language-asian="zxx" style:country-asian="none" style:language-complex="zxx" style:country-complex="none"/>
    </style:style>
    <style:style style:name="P6" style:family="paragraph" style:parent-style-name="Text_20_body" style:list-style-name="L2">
      <style:paragraph-properties fo:text-align="justify" style:justify-single-word="false"/>
      <style:text-properties fo:color="#000000" fo:language="en" fo:country="GB" style:text-underline-style="none" style:language-asian="zxx" style:country-asian="none" style:language-complex="zxx" style:country-complex="none"/>
    </style:style>
    <style:style style:name="P7" style:family="paragraph" style:parent-style-name="Text_20_body" style:list-style-name="L4">
      <style:paragraph-properties fo:text-align="justify" style:justify-single-word="false"/>
      <style:text-properties fo:color="#000000" fo:language="en" fo:country="GB" style:text-underline-style="none" style:language-asian="zxx" style:country-asian="none" style:language-complex="zxx" style:country-complex="none"/>
    </style:style>
    <style:style style:name="P8" style:family="paragraph" style:parent-style-name="Text_20_body" style:list-style-name="L5">
      <style:paragraph-properties fo:text-align="justify" style:justify-single-word="false"/>
      <style:text-properties fo:color="#000000" fo:language="en" fo:country="GB" style:text-underline-style="none" style:language-asian="zxx" style:country-asian="none" style:language-complex="zxx" style:country-complex="none"/>
    </style:style>
    <style:style style:name="P9" style:family="paragraph" style:parent-style-name="Text_20_body" style:list-style-name="L3">
      <style:text-properties fo:color="#000000" fo:language="en" fo:country="GB" style:language-asian="zxx" style:country-asian="none" style:language-complex="zxx" style:country-complex="none"/>
    </style:style>
    <style:style style:name="P10" style:family="paragraph" style:parent-style-name="Text_20_body">
      <style:paragraph-properties fo:text-align="justify" style:justify-single-word="false"/>
      <style:text-properties fo:color="#000000" style:font-name="Courier New" fo:language="en" fo:country="GB" style:text-underline-style="none" fo:font-weight="bold" style:language-asian="zxx" style:country-asian="none" style:font-weight-asian="bold" style:language-complex="zxx" style:country-complex="none" style:font-weight-complex="bold"/>
    </style:style>
    <style:style style:name="P11" style:family="paragraph" style:parent-style-name="Text_20_body">
      <style:paragraph-properties fo:margin-top="0in" fo:margin-bottom="0in" fo:text-align="justify" style:justify-single-word="false"/>
      <style:text-properties fo:color="#000000" style:font-name="Courier New" fo:language="en" fo:country="GB" style:text-underline-style="none" fo:font-weight="bold" style:language-asian="zxx" style:country-asian="none" style:font-weight-asian="bold" style:language-complex="zxx" style:country-complex="none" style:font-weight-complex="bold"/>
    </style:style>
    <style:style style:name="P12" style:family="paragraph" style:parent-style-name="Text_20_body">
      <style:paragraph-properties fo:margin-top="0in" fo:margin-bottom="0in" fo:text-align="justify" style:justify-single-word="false"/>
      <style:text-properties fo:color="#000000" style:font-name="Times New Roman" fo:language="en" fo:country="GB" style:text-underline-style="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0799in" fo:text-align="justify" style:justify-single-word="false"/>
      <style:text-properties fo:color="#000000" style:font-name="Times New Roman" fo:language="en" fo:country="GB" style:text-underline-style="none" fo:font-weight="normal" style:language-asian="zxx" style:country-asian="none" style:font-weight-asian="normal" style:language-complex="zxx" style:country-complex="none" style:font-weight-complex="normal"/>
    </style:style>
    <style:style style:name="P14" style:family="paragraph" style:parent-style-name="Text_20_body">
      <style:paragraph-properties fo:margin-top="0in" fo:margin-bottom="0.0799in" fo:text-align="justify" style:justify-single-word="false"/>
      <style:text-properties fo:color="#000000" style:font-name="Courier New" fo:language="en" fo:country="GB" style:text-underline-style="none" fo:font-weight="bold" style:language-asian="zxx" style:country-asian="none" style:font-weight-asian="bold"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fo:color="#0000ff"/>
    </style:style>
    <style:style style:name="T3" style:family="text">
      <style:text-properties style:font-name="Times New Roman" fo:font-weight="normal" style:font-weight-asian="normal" style:font-weight-complex="normal"/>
    </style:style>
    <style:style style:name="T4"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sting Alphatronics Boards AP321, AP320, and AP319</text:h>
      <text:p text:style-name="P4"/>
      <text:p text:style-name="P4">January 28, 2014</text:p>
      <text:h text:style-name="P3" text:outline-level="3">AP319</text:h>
      <text:p text:style-name="P5">Flash the node with the enclosed image file <text:span text:style-name="T1">Image_ap319.a43</text:span>. When started, the program should blink the LED a few times and then begin expecting button events. When a button is pressed, the program will:</text:p>
      <text:list xml:id="list1600295330194231967" text:style-name="L1">
        <text:list-item>
          <text:p text:style-name="P2">Light the LED for about two seconds.</text:p>
        </text:list-item>
        <text:list-item>
          <text:p text:style-name="P2">Issue an RF packet to the AP321, see below.</text:p>
        </text:list-item>
        <text:list-item>
          <text:p text:style-name="P2">Switch on the RF receiver expecting an ACK from the AP321.</text:p>
        </text:list-item>
      </text:list>
      <text:p text:style-name="P5">If the ACK does not arrive within 1 sec, the program will send another copy of the packet and wait for another second. This will happen once more, unless the ACK arrives in the meantime (3 attempts total).</text:p>
      <text:p text:style-name="P5">If no ACK shows up within 3 seconds, the program will blink the LED for 4 seconds and resume its main cycle. This interval has been shortened with respect to the specification (Alphanet firmware, version 140128) to speed up testing.</text:p>
      <text:p text:style-name="P5">According to the specification, the program will queue (in a circular fashion) up to two most recent button press events following the one currently being handled and process them subsequently. The action of flashing the LED (including ACK failure) overlaps with the action of processing events. This means, for example, that while the LED is flashing after the last ACK failure, the program can handle subsequent events (which, in particular, can be correctly received by AP321).</text:p>
      <text:p text:style-name="P5">The RF packet conveys this information to AP321:</text:p>
      <text:list xml:id="list4486705842876095572" text:style-name="L2">
        <text:list-item>
          <text:p text:style-name="P6">The host ID of the node. This number is presently set to 19 (0x0013).</text:p>
        </text:list-item>
        <text:list-item>
          <text:p text:style-name="P6">The “timestamp”, i.e., the serial number of the button press event modulo 256.</text:p>
        </text:list-item>
        <text:list-item>
          <text:p text:style-name="P6">The button number (according to the specification, starting from 1).</text:p>
        </text:list-item>
        <text:list-item>
          <text:p text:style-name="P6">The global flag (set to 0 for AP319).</text:p>
        </text:list-item>
        <text:list-item>
          <text:p text:style-name="P6">The battery voltage.</text:p>
        </text:list-item>
        <text:list-item>
          <text:p text:style-name="P6">The transmitter power level (note: this is not settable in the present test version, so the power level is always 7 – the maximum).</text:p>
        </text:list-item>
        <text:list-item>
          <text:p text:style-name="P6">The address set up on the rotary switches.</text:p>
        </text:list-item>
      </text:list>
      <text:h text:style-name="P3" text:outline-level="3">AP320</text:h>
      <text:p text:style-name="P5">Flash the node with the enclosed image file <text:span text:style-name="T1">Image_ap320.a43</text:span>. When started, the program should blink the LED a few times and then begin expecting button events. When the button is pressed, the program will:</text:p>
      <text:list xml:id="list6960410681730070969" text:style-name="L3">
        <text:list-item>
          <text:p text:style-name="P9">Light the LED for about two seconds</text:p>
        </text:list-item>
        <text:list-item>
          <text:p text:style-name="P9">Issue an RF packet (to the AP321, see below)</text:p>
        </text:list-item>
        <text:list-item>
          <text:p text:style-name="P9"><text:soft-page-break/>Switch on the RF receiver expecting an ACK from the AP321</text:p>
        </text:list-item>
      </text:list>
      <text:p text:style-name="P5">If the ACK does not arrive within 1 sec, the program will send another copy of the packet and wait for another second. This will happen once more, unless the ACK arrives in the meantime (3 attempts total). This is basically the same action as for for AP319, except that:</text:p>
      <text:list xml:id="list6968463662155080928" text:style-name="L4">
        <text:list-item>
          <text:p text:style-name="P7">The Host ID is set to 20 (0x0014).</text:p>
        </text:list-item>
        <text:list-item>
          <text:p text:style-name="P7">There is only one button (its number is 1).</text:p>
        </text:list-item>
        <text:list-item>
          <text:p text:style-name="P7">The global flag is 1.</text:p>
        </text:list-item>
        <text:list-item>
          <text:p text:style-name="P7">The address (rotary switches) is always 0.</text:p>
        </text:list-item>
      </text:list>
      <text:h text:style-name="P3" text:outline-level="3">AP321</text:h>
      <text:p text:style-name="P5">Flash the node with the enclosed image file <text:span text:style-name="T1">Image_ap321.a43</text:span>. When started, the program should blink the LEDs a few times and then begin expecting RF packets signalling button events. Having received such a packet, the program will:</text:p>
      <text:list xml:id="list9034409430826557518" text:style-name="L5">
        <text:list-item>
          <text:p text:style-name="P8">Issue an ACK packet back to the sender.</text:p>
        </text:list-item>
        <text:list-item>
          <text:p text:style-name="P8">Write a message to the UART (i.e., to the RENESAS uC) with the structure described in Sections 4.1.1 through 4.1.4 of the specification.</text:p>
        </text:list-item>
      </text:list>
      <text:p text:style-name="P5">Note that the program ignores any input from the UART.</text:p>
      <text:p text:style-name="P5">The voltage value (one byte) can be transformed into actual voltage according to this formula: V = v * 0.009768 + 1.221. </text:p>
      <text:p text:style-name="P5">Note that after startup the program issues a dummy ACK and writes a dummy message to the UART. This is to test the interfaces even in the absence of any button packets. For example, the dummy ACK can be seen with the spectrum analyser. The dummy event looks as if the node received a button event from host 0, with button 0, global flag 0, voltage 0, address 0, and RSSI 0.</text:p>
      <text:p text:style-name="P5">Here is the byte-level format of the message sent by the node to the RENESAS uC, excluding any stuffed DLE's. The total length of the message is 16 bytes:</text:p>
      <text:p text:style-name="P10"><text:s text:c="2"/>0x02 0x01 0x10 NL NH TL TH II IT TS VO RS XP AD BC 0x03</text:p>
      <text:p text:style-name="P11">NL<text:tab/><text:span text:style-name="T3">– low byte of this node host ID (0x15 at present)</text:span></text:p>
      <text:p text:style-name="P11">NH<text:tab/><text:span text:style-name="T3">– high byte of this node host ID (0x00 at present)</text:span></text:p>
      <text:p text:style-name="P11">TL<text:span text:style-name="T3"><text:tab/>– low byte of the tag ID (0x13 or 0x14 at present)</text:span></text:p>
      <text:p text:style-name="P11">TH<text:span text:style-name="T3"><text:tab/>– high byte of the tag ID (0x00 at present)</text:span></text:p>
      <text:p text:style-name="P11">II<text:span text:style-name="T3"> <text:tab/>– input ID, i.e., button number</text:span></text:p>
      <text:p text:style-name="P11">IT<text:span text:style-name="T3"> <text:tab/>– input type (1 – global, 0 – local)</text:span></text:p>
      <text:p text:style-name="P11">TS<text:span text:style-name="T3"> <text:tab/>– time stamp</text:span></text:p>
      <text:p text:style-name="P11">VO<text:span text:style-name="T3"> <text:tab/>– voltage indication</text:span></text:p>
      <text:p text:style-name="P11">RS<text:span text:style-name="T3"> <text:tab/>– received signal strength indication</text:span></text:p>
      <text:p text:style-name="P11">XP<text:span text:style-name="T3"> <text:tab/>– transmit power (this number is always 7 at present)</text:span></text:p>
      <text:p text:style-name="P11">AD<text:span text:style-name="T3"> <text:tab/>– the number set on the rotary switches (0 for AP320)</text:span></text:p>
      <text:p text:style-name="P11">BC<text:span text:style-name="T3"> <text:tab/>– the parity control byte</text:span></text:p>
      <text:p text:style-name="P12"/>
      <text:p text:style-name="P13"><text:soft-page-break/>Here is a sample message generated by pressing button number 2 on AP319 (the 0x prefix omitted for brevity):</text:p>
      <text:p text:style-name="P14"><text:tab/>02 01 10 15 00 13 00 02 00 08 d0 bd 07 0c 7a 03</text:p>
      <text:p text:style-name="P13">The message is sent as:</text:p>
      <text:p text:style-name="P14"><text:tab/>02 01 <text:span text:style-name="T4">10</text:span> 10 15 00 13 00 <text:span text:style-name="T4">10</text:span> 02 00 08 d0 bd 07 0c 7a 03</text:p>
      <text:p text:style-name="P13">Note the stuffed DLE bytes.</text:p>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3M21S</meta:editing-duration>
    <meta:editing-cycles>42</meta:editing-cycles>
    <meta:generator>OpenOffice/4.0.1$Win32 OpenOffice.org_project/401m5$Build-9714</meta:generator>
    <dc:date>2014-03-13T23:47:36.89</dc:date>
    <meta:document-statistic meta:table-count="0" meta:image-count="0" meta:object-count="0" meta:page-count="3" meta:paragraph-count="54" meta:word-count="863" meta:character-count="4549"/>
    <dc:creator>Pawel Gburzynski</dc:creator>
    <meta:user-defined meta:name="Info 1"/>
    <meta:user-defined meta:name="Info 2"/>
    <meta:user-defined meta:name="Info 3"/>
    <meta:user-defined meta:name="Info 4"/>
  </office:meta>
</office:document-meta>
</file>